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1.104cm" svg:height="2.332cm" draw:transform="skewX (-0.000523598775598353) rotate (-2.4918065730723) translate (7.5773355963705cm 7.5409641687573cm)" svg:viewBox="0 0 1105 2333" svg:d="M1102 1943c-189-781-245-1386-232-1861 4-160-886-82-870 197 22 343 192 1358 241 1924 26 301 918 22 861-260z">
          <text:p/>
        </draw:path>
        <draw:path draw:style-name="gr2" draw:text-style-name="P1" draw:layer="layout" svg:width="0.903cm" svg:height="0.661cm" draw:transform="skewX (0.00122173047639611) rotate (-2.15687788961459) translate (7.5706401432275cm 7.4276888905430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skewX (0.00122173047639601) rotate (-2.15687788961459) translate (6.2106401432276cm 6.032688890543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7:04.910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